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6" style:family="paragraph" style:parent-style-name="Standard">
      <style:paragraph-properties fo:text-align="center" style:justify-single-word="fals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7" style:family="paragraph" style:parent-style-name="Standard">
      <style:paragraph-properties fo:text-align="start" style:justify-single-word="false"/>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T3" style:family="text">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weight-complex="normal"/>
    </style:style>
    <style:style style:name="T4" style:family="text">
      <style:text-properties style:font-name="Times New Roman1" fo:font-size="12pt"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SS-UP</text:p>
      <text:p text:style-name="P2">1) EARTH AND SPACE SCIENCE Short Answer What is the name for a sort of measuring instrument, used in astronomy, that uses interference patterns to take accurate measurements of waves and can produce rough pictures of stars?</text:p>
      <text:p text:style-name="P2"/>
      <text:p text:style-name="P2">ANSWER: ASTRONOMICAL INTERFEROMETER</text:p>
      <text:p text:style-name="P2"/>
      <text:p text:style-name="P3">BONUS</text:p>
      <text:p text:style-name="P2">2) EARTH AND SPACE SCIENCE Short Answer Which type of celestial object was accidentally found by two astronomers using a radio telescope because of the rapid radio “twinkling” that one was giving off?</text:p>
      <text:p text:style-name="P2"/>
      <text:p text:style-name="P2">ANSWER: PULSAR (ACCEPT: NEUTRON STAR)</text:p>
      <text:p text:style-name="P2"/>
      <text:p text:style-name="P1">TOSS-UP</text:p>
      <text:p text:style-name="P2">3) BIOLOGY Short Answer What is the name of the type of gene that would cause genetic disruptions and mutations by “jumping” from one place to another in a chromosome, or even jumping to other chromosomes entirely?</text:p>
      <text:p text:style-name="P2"/>
      <text:p text:style-name="P2">ANSWER: TRANSPOSONS</text:p>
      <text:p text:style-name="P2"/>
      <text:p text:style-name="P3">BONUS</text:p>
      <text:p text:style-name="P2">4) BIOLOGY Short Answer Find the terms that the following definitions are describing.</text:p>
      <text:p text:style-name="P2"/>
      <text:p text:style-name="P2">1: A cancer-causing gene, usually found when one or more regular genes have mutated</text:p>
      <text:p text:style-name="P2">2: Before winding into a chromosomes, a DNA molecule first wraps itself around this type of protein</text:p>
      <text:p text:style-name="P2">3: The three basic types of RNA are known as these.</text:p>
      <text:p text:style-name="P2"/>
      <text:p text:style-name="P2">ANSWER: 1: ONCOGENE; 2: HISTONE; 3: MESSENGER, TRANSFER, AND RIBOSOMAL RNA</text:p>
      <text:p text:style-name="P2"/>
      <text:p text:style-name="P3">TOSS-UP</text:p>
      <text:p text:style-name="P2">5) MATHEMATICS Short Answer What is the mean, median, and range for the following sequence?: 5, 21, 4, .8, 18, and 10?</text:p>
      <text:p text:style-name="P2"/>
      <text:p text:style-name="P2">ANSWER: MEAN = 9.8, MEDIAN = 7.5, RANGE = 20.2</text:p>
      <text:p text:style-name="P2"/>
      <text:p text:style-name="P3">BONUS</text:p>
      <text:p text:style-name="P2">6) MATHEMATICS Short Answer In exact terms, give the standard deviation of the following set: {4, 10, 6, 5, 5}. </text:p>
      <text:p text:style-name="P2"/>
      <text:p text:style-name="P2">ANSWER: SQUARE ROOT OF 5.5</text:p>
      <text:p text:style-name="P2"/>
      <text:p text:style-name="P2"/>
      <text:p text:style-name="P2"/>
      <text:p text:style-name="P2"/>
      <text:p text:style-name="P2"/>
      <text:p text:style-name="P2"/>
      <text:p text:style-name="P2"/>
      <text:p text:style-name="P2"/>
      <text:p text:style-name="P3"><text:soft-page-break/>TOSS-UP</text:p>
      <text:p text:style-name="P2">7) CHEMISTRY Multiple Choice A meson can be made up of which of the following quark color combinations?</text:p>
      <text:p text:style-name="P2"/>
      <text:p text:style-name="P2">W) red, blue, and green</text:p>
      <text:p text:style-name="P2">X) antired, antiblue, and antigreen</text:p>
      <text:p text:style-name="P2">Y) antigreen and green</text:p>
      <text:p text:style-name="P2">Z) antired, red, antiblue, and blue</text:p>
      <text:p text:style-name="P2"/>
      <text:p text:style-name="P2">ANSWER: Y) ANTIGREEN AND GREEN</text:p>
      <text:p text:style-name="P2"/>
      <text:p text:style-name="P3">BONUS</text:p>
      <text:p text:style-name="P2">8) CHEMISTRY Short Answer List all of the types of quarks, and then state which combination most commonly forms protons.</text:p>
      <text:p text:style-name="P2"/>
      <text:p text:style-name="P2">ANSWER: TYPES = UP, DOWN, STRANGE, CHARM, TOP, BOTTOM; PROTON = 2 UP, 1 DOWN</text:p>
      <text:p text:style-name="P2"/>
      <text:p text:style-name="P3">TOSS-UP</text:p>
      <text:p text:style-name="P2">9) ENERGY Short Answer What is the total amount of energy in a system with a mass of 3 kilograms, a height of 4 meters, and a velocity of 2 meters per second? Use 10 meters per second squared for the gravitational constant.</text:p>
      <text:p text:style-name="P2"/>
      <text:p text:style-name="P2">ANSWER: 122 JOULES</text:p>
      <text:p text:style-name="P2"/>
      <text:p text:style-name="P3">BONUS</text:p>
      <text:p text:style-name="P2">10) ENERGY Short Answer What event is described by the following three effects?</text:p>
      <text:p text:style-name="P2"/>
      <text:p text:style-name="P2">1: An audible crack is heard</text:p>
      <text:p text:style-name="P2">2: A white halo can form during the beginning of the event</text:p>
      <text:p text:style-name="P2">3: A conical shape of air forms around the center and front of the event</text:p>
      <text:p text:style-name="P2"/>
      <text:p text:style-name="P2">ANSWER: BREAKING THE SOUND BARRIER</text:p>
      <text:p text:style-name="P2"/>
      <text:p text:style-name="P3">TOSS-UP</text:p>
      <text:p text:style-name="P2">11) PHYSICS Short Answer Which of the following was NOT popularly believed to be created by Archimedes?</text:p>
      <text:p text:style-name="P2"/>
      <text:p text:style-name="P2">W) the block-and-tackle pulley</text:p>
      <text:p text:style-name="P2">X) the catapult</text:p>
      <text:p text:style-name="P2">Y) the screwpump</text:p>
      <text:p text:style-name="P2">Z) the odometer</text:p>
      <text:p text:style-name="P2"/>
      <text:p text:style-name="P2">ANSWER: X) THE CATAPULT</text:p>
      <text:p text:style-name="P2"/>
      <text:p text:style-name="P2"/>
      <text:p text:style-name="P2"/>
      <text:p text:style-name="P2"/>
      <text:p text:style-name="P2"/>
      <text:p text:style-name="P3"><text:soft-page-break/>BONUS</text:p>
      <text:p text:style-name="P2">12) PHYSICS Short Answer Given the following list of random machines, name what type of simple machine they are: Nutcracker, <text:s/>Ferris Wheel, Reel, Ramp, Pair of Scissors. </text:p>
      <text:p text:style-name="P2"/>
      <text:p text:style-name="P2">ANSWER: LEVER, WHEEL AND AXLE, PULLEY, INCLINED PLANE, LEVER</text:p>
      <text:p text:style-name="P2"/>
      <text:p text:style-name="P3">TOSS-UP</text:p>
      <text:p text:style-name="P2">13) EARTH AND SPACE SCIENCE Multiple Choice A cryptodome is a form of what?</text:p>
      <text:p text:style-name="P2"/>
      <text:p text:style-name="P2">W) bulge formed by lava</text:p>
      <text:p text:style-name="P2">X) volcano in the shape of a dome</text:p>
      <text:p text:style-name="P2">Y) underground, dome-shaped pocket of magma</text:p>
      <text:p text:style-name="P2">Z) bowl-shaped lava “spring”</text:p>
      <text:p text:style-name="P2"/>
      <text:p text:style-name="P2">ANSWER: W) BULGE FORMED BY LAVA</text:p>
      <text:p text:style-name="P2"/>
      <text:p text:style-name="P3">BONUS</text:p>
      <text:p text:style-name="P2">14) EARTH AND SPACE SCIENCE Short Answer By numbers of words, which three of the following five would not be considered a “felsic” igneous rock?</text:p>
      <text:p text:style-name="P2"/>
      <text:p text:style-name="P2">1: Basalt</text:p>
      <text:p text:style-name="P2">2: Diabase</text:p>
      <text:p text:style-name="P2">3: Dacite</text:p>
      <text:p text:style-name="P2">4: Granite</text:p>
      <text:p text:style-name="P2">5: Paridotite</text:p>
      <text:p text:style-name="P2"/>
      <text:p text:style-name="P2">ANSWER: '1, 2, and 5' OR 'Basalt, Diabase, and Paridotite'</text:p>
      <text:p text:style-name="P2"/>
      <text:p text:style-name="P3">TOSS-UP</text:p>
      <text:p text:style-name="P2">15) MATHEMATICS Short Answer Mixing 40 grams of a substance with a density of 1.5 grams per milliliter and 25 grams of a miscible substance with a density of 1.2 grams per milliliter, what is the final substance's density expressed as a fraction?</text:p>
      <text:p text:style-name="P2"/>
      <text:p text:style-name="P2">ANSWER: EIGHTEEN THIRTEENTHS G/ML OR ONE AND FIVE THIRTEENTHS G/ML</text:p>
      <text:p text:style-name="P2"/>
      <text:p text:style-name="P3">BONUS</text:p>
      <text:p text:style-name="P2">16) MATHEMATICS Short Answer If a rock needs to be greater than or equal to 63% silicon oxide (quartz) in order to be felsic, would a 207 gram rock made up of 44 grams of silicon and some number of grams of oxygen be considered felsic, if the silicon and oxygen all bonded as silicon oxide? By approximately what percent is it/is it not? Round up to the nearest percent.</text:p>
      <text:p text:style-name="P2"/>
      <text:p text:style-name="P2">ANSWER: YES, 1 PERCENT</text:p>
      <text:p text:style-name="P2"/>
      <text:p text:style-name="P3">TOSS-UP</text:p>
      <text:p text:style-name="P2">17) BIOLOGY Short Answer Of the phylum “Chordata,” most species fall within the subphylum of “Vertebrata.” What are the other two much less common subphyla that fall within “Chordata”?</text:p>
      <text:p text:style-name="P2"/>
      <text:p text:style-name="P2">ANSWER: CEPHALOCHORDATA AND TUNICATA</text:p>
      <text:p text:style-name="P2"/>
      <text:p text:style-name="P3"><text:soft-page-break/>BONUS</text:p>
      <text:p text:style-name="P2">18) BIOLOGY Short Answer Qualify the following animals as an endo- or ectotherm, and any are ectotherms, place it into the order Testudine, Squamata, or Crocodilia. The animals are: Alligator, Woodpecker, Turtle, Human, Gecko, and Snake.</text:p>
      <text:p text:style-name="P2"/>
      <text:p text:style-name="P2">ANSWER: ALLIGATOR = CROCODILIA, WOODPECKER = ENDOTHERM, TURTLE = TESTUDINE, HUMAN = ENDOTHERM, GECKO + SNAKE = SQUAMATA</text:p>
      <text:p text:style-name="P2"/>
      <text:p text:style-name="P3">TOSS-UP</text:p>
      <text:p text:style-name="P2">19) CHEMISTRY Multiple Choice Out of the following elements, which has the highest density?</text:p>
      <text:p text:style-name="P2"/>
      <text:p text:style-name="P2">W) iron</text:p>
      <text:p text:style-name="P2">X) tungsten</text:p>
      <text:p text:style-name="P2">Y) platinum</text:p>
      <text:p text:style-name="P2">Z) osmium</text:p>
      <text:p text:style-name="P2"/>
      <text:p text:style-name="P2">ANSWER: Z) OSMIUM<text:line-break/></text:p>
      <text:p text:style-name="P3">BONUS</text:p>
      <text:p text:style-name="P2">20) CHEMISTRY Short Answer By letters or numbers, which of the following element symbols do not exist? </text:p>
      <text:p text:style-name="P2"/>
      <text:p text:style-name="P2">1: Ce</text:p>
      <text:p text:style-name="P2">2: Ch</text:p>
      <text:p text:style-name="P2">3: Cm</text:p>
      <text:p text:style-name="P2">4: Cn</text:p>
      <text:p text:style-name="P2">5: Ct</text:p>
      <text:p text:style-name="P2"/>
      <text:p text:style-name="P2">ANSWER: '2 and 5' OR 'Ch and Ct'</text:p>
      <text:p text:style-name="P2"/>
      <text:p text:style-name="P3">TOSS-UP</text:p>
      <text:p text:style-name="P2">21) ENERGY Multiple Choice What is the enthalpy of a 5 kg weight that moved 4 meters in .5 seconds?</text:p>
      <text:p text:style-name="P2"/>
      <text:p text:style-name="P2">W) 80 Joules</text:p>
      <text:p text:style-name="P2">X) 150 Joules</text:p>
      <text:p text:style-name="P2">Y) 500 Joules</text:p>
      <text:p text:style-name="P2">Z) 1280 Joules</text:p>
      <text:p text:style-name="P2"/>
      <text:p text:style-name="P2">ANSWER: Y) 500 JOULES</text:p>
      <text:p text:style-name="P2"/>
      <text:p text:style-name="P3">BONUS</text:p>
      <text:p text:style-name="P2">22) ENERGY Short Answer What is the enthalpy AND the enthropy of a 2 kilogram weight that moved 3 meters in .25 seconds at 2 degrees Kelvin?</text:p>
      <text:p text:style-name="P2"/>
      <text:p text:style-name="P2">ANSWER: ENTHALPY = 288 JOULES; ENTHROPY = 144 JOULES PER KELVIN</text:p>
      <text:p text:style-name="P2"/>
      <text:p text:style-name="P2"/>
      <text:p text:style-name="P2"/>
      <text:p text:style-name="P3"><text:soft-page-break/>TOSS-UP</text:p>
      <text:p text:style-name="P2">23) PHYSICS Short Answer What would be the capacitance of a circuit with a current of 20 Amperes and a voltage of 10 Volts that is active for 10 seconds?</text:p>
      <text:p text:style-name="P2"/>
      <text:p text:style-name="P2">ANSWER: 20 FARADS</text:p>
      <text:p text:style-name="P2"/>
      <text:p text:style-name="P3">BONUS</text:p>
      <text:p text:style-name="P2">24) PHYSICS Find both the capacitance and the amperage of a circuit that is active for 16 seconds that has a charge of 48 Coulombs and a voltage of 12 volts.</text:p>
      <text:p text:style-name="P2"/>
      <text:p text:style-name="P2">ANSWER: CAPACITANCE = 4 FARADS; AMPERAGE = 3 AMPERES</text:p>
      <text:p text:style-name="P2"/>
      <text:p text:style-name="P3">TOSS-UP</text:p>
      <text:p text:style-name="P2">25) EARTH AND SPACE SCIENCE Short Answer Which planet, if the highest temperature was the average temperature and atmosphere/living conditions were no matter, would humans be able to live on?</text:p>
      <text:p text:style-name="P2"/>
      <text:p text:style-name="P2">ANSWER: MARS<text:line-break/></text:p>
      <text:p text:style-name="P3">BONUS</text:p>
      <text:p text:style-name="P2">26) EARTH AND SPACE SCIENCE Short Answer What is the smallest moon that is orbiting an inferior planet?</text:p>
      <text:p text:style-name="P2"/>
      <text:p text:style-name="P2">ANSWER: DEIMOS</text:p>
      <text:p text:style-name="P2"/>
      <text:p text:style-name="P3">TOSS-UP</text:p>
      <text:p text:style-name="P2">27) CHEMISTRY Short Answer To four significant figures, what is “Avagadro's Constant”? </text:p>
      <text:p text:style-name="P2"/>
      <text:p text:style-name="P2">ANSWER: 6.022 x 10^23</text:p>
      <text:p text:style-name="P2"/>
      <text:p text:style-name="P3">BONUS</text:p>
      <text:p text:style-name="P2">28) CHEMISTRY Short Answer Given the following list of elements, name its most stable isotope. The elements are: Uranium, Iron, Carbon, Hydrogen, Neon.</text:p>
      <text:p text:style-name="P2"/>
      <text:p text:style-name="P2">ANSWER: U-238, Fe-56, C-12, H-1, AND Ne-20</text:p>
      <text:p text:style-name="P2"/>
      <text:p text:style-name="P3">TOSS-UP</text:p>
      <text:p text:style-name="P2">29) BIOLOGY Short Answer During which ancient period did animal diversity “explode” in which most major animal phyla that exist today came to existence?</text:p>
      <text:p text:style-name="P2"/>
      <text:p text:style-name="P2">ANSWER: CAMBRIAN PERIOD</text:p>
      <text:p text:style-name="P2"/>
      <text:p text:style-name="P3">BONUS</text:p>
      <text:p text:style-name="P2">30) BIOLOGY Short Answer Name seven of the eleven main post-Cambrian time periods, reaching from about 488 million years ago to present age.</text:p>
      <text:p text:style-name="P2"/>
      <text:p text:style-name="P2">ANSWER: ORDOVICIAN, SILURIAN, DEVONIAN, CARBONIFERIOUS, PERMIAN, TRIASSIC, JURASSIC, CRETACEOUS, PALEOGENE, NEOGENE, QUATERNARY (ANY 6) </text:p>
      <text:p text:style-name="P2"/>
      <text:p text:style-name="P3"><text:soft-page-break/>TOSS-UP</text:p>
      <text:p text:style-name="P2">31) MATHEMATICS Short Answer What is seven factorial?</text:p>
      <text:p text:style-name="P2"/>
      <text:p text:style-name="P2">ANSWER: 5040</text:p>
      <text:p text:style-name="P2"/>
      <text:p text:style-name="P3">BONUS</text:p>
      <text:p text:style-name="P2">32) MATHEMATICS Short Answer What is the prime factorization of nineteen factorial?</text:p>
      <text:p text:style-name="P2"/>
      <text:p text:style-name="P2">ANSWER: 2^16*3^8*5^3*7^2*11*13*17*19</text:p>
      <text:p text:style-name="P2"/>
      <text:p text:style-name="P3">TOSS-UP</text:p>
      <text:p text:style-name="P2">33) ENERGY Multiple Choice What country or region is the biggest producer of coal in the world?</text:p>
      <text:p text:style-name="P2"/>
      <text:p text:style-name="P2">W) Saudi Arabia</text:p>
      <text:p text:style-name="P2">X) China</text:p>
      <text:p text:style-name="P2">Y) United States</text:p>
      <text:p text:style-name="P2">Z) Russia</text:p>
      <text:p text:style-name="P2"/>
      <text:p text:style-name="P2">ANSWER: X) CHINA</text:p>
      <text:p text:style-name="P2"/>
      <text:p text:style-name="P3">BONUS</text:p>
      <text:p text:style-name="P2">34) ENERGY Short Answer Coal can exist in all three states of matter with minor modifications. Name a form of coal or a type of common coal conversion for every state.</text:p>
      <text:p text:style-name="P2"/>
      <text:p text:style-name="P2">ANSWER: GAS = SYNGAS; LIQUID = DIESEL, GASOLINE; SOLID = COAL (ANY DIFFERENT FORM WILL DO)</text:p>
      <text:p text:style-name="P2"/>
      <text:p text:style-name="P3">TOSS-UP</text:p>
      <text:p text:style-name="P2">35) PHYSICS Multiple Choice Which of the following is the correct exponent for the “Planck length” expressed in meters?</text:p>
      <text:p text:style-name="P2"/>
      <text:p text:style-name="P2">W) -36</text:p>
      <text:p text:style-name="P2">X) -27</text:p>
      <text:p text:style-name="P2">Y) -12</text:p>
      <text:p text:style-name="P2">Z) -4</text:p>
      <text:p text:style-name="P2"/>
      <text:p text:style-name="P2">ANSWER: W) -36</text:p>
      <text:p text:style-name="P2"/>
      <text:p text:style-name="P3">BONUS</text:p>
      <text:p text:style-name="P2">36) PHYSICS Short Answer Answer the following three Planck length-related questions:</text:p>
      <text:p text:style-name="P2"/>
      <text:p text:style-name="P2">1: The “reduced Planck constant” is used when what units replace the standard “cycles per second”?</text:p>
      <text:p text:style-name="P2">2: What is the full name of the physicist that the Planck constant is named after?</text:p>
      <text:p text:style-name="P2">3: What units are the Planck constant usually described in?</text:p>
      <text:p text:style-name="P2"/>
      <text:p text:style-name="P2">ANSWER: 1: RADIANS; 2: MAX PLANCK; 3: JOULE-SECONDS </text:p>
      <text:p text:style-name="P2"/>
      <text:p text:style-name="P2"/>
      <text:p text:style-name="P2"/>
      <text:p text:style-name="P3"><text:soft-page-break/>TOSS-UP</text:p>
      <text:p text:style-name="P2">37) EARTH AND SPACE SCIENCE Short Answer Using words or numbers, which of the following five are NOT glacial features or caused by glaciers?</text:p>
      <text:p text:style-name="P2"/>
      <text:p text:style-name="P2">1: moulin</text:p>
      <text:p text:style-name="P2">2: dike</text:p>
      <text:p text:style-name="P2">3: crevasses</text:p>
      <text:p text:style-name="P2">4: cwms (pron: cooms)</text:p>
      <text:p text:style-name="P4"><text:span text:style-name="T1">5</text:span>: arête </text:p>
      <text:p text:style-name="P4"/>
      <text:p text:style-name="P4">ANSWER: '2 only' OR 'Dike' </text:p>
      <text:p text:style-name="P4"/>
      <text:p text:style-name="P6">BONUS</text:p>
      <text:p text:style-name="P4"><text:span text:style-name="T2">38) EARTH AND SPACE SCIENCE Short Answer Algal blooms and red tides are both large areas of death that occur most commonly in which major body of water?</text:span></text:p>
      <text:p text:style-name="P4"/>
      <text:p text:style-name="P5">ANSWER: GULF OF MEXICO</text:p>
      <text:p text:style-name="P5"/>
      <text:p text:style-name="P3">TOSS-UP</text:p>
      <text:p text:style-name="P7">39) MATHEMATICS Short Answer Find the derivative of 2x^5-3x^3+7x+19</text:p>
      <text:p text:style-name="P7"/>
      <text:p text:style-name="P7">ANSWER: 10x^4-9x^2+7</text:p>
      <text:p text:style-name="P7"/>
      <text:p text:style-name="P3">BONUS</text:p>
      <text:p text:style-name="P7">40) MATHEMATICS Short Answer Find every derivative (stopping at zero) of 4x^4+3x^3+2x^2+x+10.</text:p>
      <text:p text:style-name="P7"/>
      <text:p text:style-name="P7">ANSWER: 16x^3+9x^2+4x+1; 48x^2+18x+4; 96x+18; 96; 0</text:p>
      <text:p text:style-name="P7"/>
      <text:p text:style-name="P3">TOSS-UP</text:p>
      <text:p text:style-name="P7">41) BIOLOGY Short Answer What is the main protein-carrying, modifying, and storing organelle?</text:p>
      <text:p text:style-name="P7"/>
      <text:p text:style-name="P7">ANSWER: GOLGI APPARATUS</text:p>
      <text:p text:style-name="P7"/>
      <text:p text:style-name="P3">BONUS</text:p>
      <text:p text:style-name="P7">42) BIOLOGY Short Answer Order the following objects from biggest to smallest: organ, atom, molecule, cell, organ system, cell, organism, tissue, organelle.</text:p>
      <text:p text:style-name="P7"/>
      <text:p text:style-name="P7">ANSWER: QUARK, ATOM, MOLECULE, ORGANELLE, CELL, TISSUE, ORGAN, ORGAN SYSTEM, ORGANISM</text:p>
      <text:p text:style-name="P7"/>
      <text:p text:style-name="P7"/>
      <text:p text:style-name="P7"/>
      <text:p text:style-name="P7"/>
      <text:p text:style-name="P7"/>
      <text:p text:style-name="P7"/>
      <text:p text:style-name="P7"/>
      <text:p text:style-name="P7"/>
      <text:p text:style-name="P7"/>
      <text:p text:style-name="P3"><text:soft-page-break/>TOSS-UP</text:p>
      <text:p text:style-name="P7">43) CHEMISTRY Multiple Choice Which of the following is NOT a name of a group on the periodic table?</text:p>
      <text:p text:style-name="P7"/>
      <text:p text:style-name="P7">W) Chalcogens</text:p>
      <text:p text:style-name="P7">X) Halogens</text:p>
      <text:p text:style-name="P7">Y) Carbon Group</text:p>
      <text:p text:style-name="P7">Z) Alkali Earth Metals</text:p>
      <text:p text:style-name="P7"/>
      <text:p text:style-name="P7">ANSWER: Z) ALKALI EARTH METALS</text:p>
      <text:p text:style-name="P7"/>
      <text:p text:style-name="P3">BONUS</text:p>
      <text:p text:style-name="P2">44)<text:span text:style-name="T4"> CHEMISTRY Short Answer Name one of the two elements with the most isotopes (the have 36 each).</text:span></text:p>
      <text:p text:style-name="P2"><text:span text:style-name="T4"/></text:p>
      <text:p text:style-name="P2"><text:span text:style-name="T4">ANSWER: XENON OR CESIUM</text:span></text:p>
      <text:p text:style-name="P2"><text:span text:style-name="T4"/></text:p>
      <text:p text:style-name="P3">TOSS-UP</text:p>
      <text:p text:style-name="P2"><text:span text:style-name="T4">45) ENERGY Short Answer Which western U.S. state has produced the least wind energy since it became a popular energy source?</text:span></text:p>
      <text:p text:style-name="P2"><text:span text:style-name="T4"/></text:p>
      <text:p text:style-name="P2"><text:span text:style-name="T4">ANSWER: NEVADA</text:span></text:p>
      <text:p text:style-name="P2"><text:span text:style-name="T4"/></text:p>
      <text:p text:style-name="P3">BONUS</text:p>
      <text:p text:style-name="P2"><text:span text:style-name="T4">46) ENERGY Multiple Choice Wind energy has grown exponentially over the past ten years. Approximately how many times bigger is the yearly production of energy from wind than it was in 2000?</text:span></text:p>
      <text:p text:style-name="P2"><text:span text:style-name="T4"/></text:p>
      <text:p text:style-name="P2"><text:span text:style-name="T4">W) 10 times</text:span></text:p>
      <text:p text:style-name="P2"><text:span text:style-name="T4">X) 13 times</text:span></text:p>
      <text:p text:style-name="P2"><text:span text:style-name="T4">Y) 17 times</text:span></text:p>
      <text:p text:style-name="P2"><text:span text:style-name="T4">Z) 20 times</text:span></text:p>
      <text:p text:style-name="P2"><text:span text:style-name="T4"/></text:p>
      <text:p text:style-name="P2"><text:span text:style-name="T4">ANSWER: X) 13 TIMES</text:span></text:p>
      <text:p text:style-name="P2"><text:span text:style-name="T4"/></text:p>
      <text:p text:style-name="P3">TOSS-UP</text:p>
      <text:p text:style-name="P2"><text:span text:style-name="T4">47) PHYSICS Short Answer Answer the following two questions about simple machines. What would be the mechanical advantage of 1: a right angled inclined plane with a length of 4 meters and a height of 3 meters, and 2: a pulley with 2 loops.</text:span></text:p>
      <text:p text:style-name="P2"><text:span text:style-name="T4"/></text:p>
      <text:p text:style-name="P2"><text:span text:style-name="T4">ANSWER: 5/3 AND 2</text:span></text:p>
      <text:p text:style-name="P2"><text:span text:style-name="T4"/></text:p>
      <text:p text:style-name="P3">BONUS</text:p>
      <text:p text:style-name="P2"><text:span text:style-name="T4">48) PHYSICS Short Answer Assuming a screw that is a perfectly cylindrical object with evenly spaced out ramps, find the mechanical advantage of this screw if its shaft's radius is 15 cm and the distance between the ramps are 10 cm. Express your answer in terms of pi.</text:span></text:p>
      <text:p text:style-name="P2"><text:span text:style-name="T4"/></text:p>
      <text:p text:style-name="P2"><text:span text:style-name="T4">ANSWER: 3 PI</text:span></text:p>
      <text:p text:style-name="P2"><text:span text:style-name="T4"/></text:p>
      <text:p text:style-name="P3"><text:soft-page-break/>TOSS-UP</text:p>
      <text:p text:style-name="P2"><text:span text:style-name="T4">49) EARTH AND SPACE SCIENCE Short Answer There are three regions to the “trans-Neptunian field,” two being the Oort cloud and the Kuiper belt. What is the third?</text:span></text:p>
      <text:p text:style-name="P2"><text:span text:style-name="T4"/></text:p>
      <text:p text:style-name="P2"><text:span text:style-name="T4">ANSWER: THE SCATTERED DISK</text:span></text:p>
      <text:p text:style-name="P2"><text:span text:style-name="T4"/></text:p>
      <text:p text:style-name="P3">BONUS</text:p>
      <text:p text:style-name="P2"><text:span text:style-name="T4">50) EARTH AND SPACE SCIENCE Short Answer What is the biggest object currently known to be in this disk?</text:span></text:p>
      <text:p text:style-name="P2"><text:span text:style-name="T4"/></text:p>
      <text:p text:style-name="P2"><text:span text:style-name="T4">ANSWER: E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 Kempster</meta:initial-creator>
    <meta:creation-date>2010-11-23T13:04:59.88</meta:creation-date>
    <dc:date>2010-11-24T09:36:21.52</dc:date>
    <dc:creator>Matt Kempster</dc:creator>
    <meta:editing-duration>PT12H10M41S</meta:editing-duration>
    <meta:editing-cycles>5</meta:editing-cycles>
    <meta:generator>OpenOffice.org/3.1$Win32 OpenOffice.org_project/310m19$Build-9420</meta:generator>
    <meta:printed-by>Matt Kempster</meta:printed-by>
    <meta:print-date>2010-11-23T22:14:25.17</meta:print-date>
    <meta:document-statistic meta:table-count="0" meta:image-count="0" meta:object-count="0" meta:page-count="9" meta:paragraph-count="210" meta:word-count="1842" meta:character-count="10667"/>
  </office:meta>
</office:document-meta>
</file>